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914cm" fo:margin-left="-0.208cm" table:align="left" style:writing-mode="lr-tb"/>
    </style:style>
    <style:style style:name="Таблица1.A" style:family="table-column">
      <style:table-column-properties style:column-width="4.193cm"/>
    </style:style>
    <style:style style:name="Таблица1.B" style:family="table-column">
      <style:table-column-properties style:column-width="13.72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524cm" fo:margin-left="-0.208cm" table:align="left" style:writing-mode="lr-tb"/>
    </style:style>
    <style:style style:name="Таблица2.A" style:family="table-column">
      <style:table-column-properties style:column-width="3.942cm"/>
    </style:style>
    <style:style style:name="Таблица2.B" style:family="table-column">
      <style:table-column-properties style:column-width="2.898cm"/>
    </style:style>
    <style:style style:name="Таблица2.C" style:family="table-column">
      <style:table-column-properties style:column-width="2.72cm"/>
    </style:style>
    <style:style style:name="Таблица2.D" style:family="table-column">
      <style:table-column-properties style:column-width="4.383cm"/>
    </style:style>
    <style:style style:name="Таблица2.E" style:family="table-column">
      <style:table-column-properties style:column-width="3.5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line-through-style="solid" style:text-line-through-type="single"/>
    </style:style>
    <style:style style:name="P5" style:family="paragraph" style:parent-style-name="Standard">
      <style:paragraph-properties fo:text-align="center" style:justify-single-word="false"/>
      <style:text-properties officeooo:rsid="00093b78" officeooo:paragraph-rsid="00093b78"/>
    </style:style>
    <style:style style:name="P6" style:family="paragraph" style:parent-style-name="Standard">
      <style:paragraph-properties fo:keep-with-next="always"/>
    </style:style>
    <style:style style:name="P7" style:family="paragraph" style:parent-style-name="Standard">
      <style:paragraph-properties fo:text-align="center" style:justify-single-word="false" fo:keep-with-next="always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style:paragraph-properties fo:text-align="center" style:justify-single-word="false" fo:break-before="page" fo:keep-with-next="always"/>
    </style:style>
    <style:style style:name="P10" style:family="paragraph" style:parent-style-name="Text_20_body">
      <style:paragraph-properties fo:margin-left="0cm" fo:margin-right="0cm" fo:orphans="0" fo:widows="0" fo:text-indent="0cm" style:auto-text-indent="false"/>
    </style:style>
    <style:style style:name="P11" style:family="paragraph" style:parent-style-name="Text_20_body">
      <style:paragraph-properties fo:margin-left="0cm" fo:margin-right="0cm" fo:orphans="0" fo:widows="0" fo:text-indent="0cm" style:auto-text-indent="false"/>
      <style:text-properties fo:letter-spacing="-0.004cm"/>
    </style:style>
    <style:style style:name="P12" style:family="paragraph" style:parent-style-name="Text_20_body">
      <style:paragraph-properties fo:margin-left="0cm" fo:margin-right="0cm" fo:orphans="0" fo:widows="0" fo:text-indent="0cm" style:auto-text-indent="false"/>
      <style:text-properties fo:language="en" fo:country="US"/>
    </style:style>
    <style:style style:name="P13" style:family="paragraph" style:parent-style-name="Text_20_body">
      <style:paragraph-properties fo:margin-left="0cm" fo:margin-right="0cm" fo:orphans="0" fo:widows="0" fo:text-indent="0cm" style:auto-text-indent="false" style:snap-to-layout-grid="false"/>
      <style:text-properties fo:language="en" fo:country="US"/>
    </style:style>
    <style:style style:name="P14" style:family="paragraph" style:parent-style-name="Text_20_body">
      <style:paragraph-properties fo:margin-left="0cm" fo:margin-right="0cm" fo:orphans="0" fo:widows="0" fo:text-indent="0cm" style:auto-text-indent="false"/>
      <style:text-properties style:text-line-through-style="solid" style:text-line-through-type="single" fo:background-color="#ffff00"/>
    </style:style>
    <style:style style:name="P15" style:family="paragraph" style:parent-style-name="Style23">
      <style:paragraph-properties fo:margin-left="0cm" fo:margin-right="0cm" fo:margin-top="0.212cm" fo:margin-bottom="0.212cm" loext:contextual-spacing="false" fo:orphans="2" fo:widows="2" fo:text-indent="1cm" style:auto-text-indent="false"/>
      <style:text-properties fo:color="#000000" fo:language="en" fo:country="US"/>
    </style:style>
    <style:style style:name="P16" style:family="paragraph" style:parent-style-name="Standard" style:list-style-name="WW8Num1"/>
    <style:style style:name="P17" style:family="paragraph" style:parent-style-name="Standard" style:list-style-name="WW8Num1">
      <style:text-properties officeooo:paragraph-rsid="0009c28a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 style:list-style-name="WW8Num1">
      <style:paragraph-properties fo:break-before="page"/>
      <style:text-properties officeooo:paragraph-rsid="0009c28a"/>
    </style:style>
    <style:style style:name="P20" style:family="paragraph" style:parent-style-name="Standard">
      <style:paragraph-properties fo:text-align="justify" style:justify-single-word="false" fo:break-before="page"/>
    </style:style>
    <style:style style:name="P21" style:family="paragraph" style:parent-style-name="Text_20_body">
      <style:paragraph-properties fo:margin-left="0cm" fo:margin-right="0cm" fo:orphans="0" fo:widows="0" fo:text-indent="0cm" style:auto-text-indent="false"/>
    </style:style>
    <style:style style:name="P22" style:family="paragraph" style:parent-style-name="Text_20_body">
      <style:paragraph-properties fo:margin-left="0cm" fo:margin-right="0cm" fo:orphans="0" fo:widows="0" fo:text-indent="0cm" style:auto-text-indent="false" fo:break-before="page"/>
    </style:style>
    <style:style style:name="P23" style:family="paragraph" style:parent-style-name="Style23" style:master-page-name="Standard">
      <style:paragraph-properties fo:margin-top="0.212cm" fo:margin-bottom="0.212cm" loext:contextual-spacing="false" fo:orphans="2" fo:widows="2" style:page-number="auto" fo:keep-with-next="always"/>
    </style:style>
    <style:style style:name="T1" style:family="text">
      <style:text-properties fo:font-weight="normal" style:font-weight-asian="normal"/>
    </style:style>
    <style:style style:name="T2" style:family="text">
      <style:text-properties fo:letter-spacing="-0.004cm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fo:letter-spacing="-0.004cm"/>
    </style:style>
    <style:style style:name="T7" style:family="text">
      <style:text-properties style:text-line-through-style="solid" style:text-line-through-type="single" fo:letter-spacing="-0.004cm" fo:language="en" fo:country="US"/>
    </style:style>
    <style:style style:name="T8" style:family="text">
      <style:text-properties style:text-line-through-style="solid" style:text-line-through-type="single" fo:font-weight="bold" style:font-weight-asian="bold"/>
    </style:style>
    <style:style style:name="T9" style:family="text">
      <style:text-properties fo:language="ru" fo:country="RU"/>
    </style:style>
    <style:style style:name="T10" style:family="text">
      <style:text-properties fo:language="none" fo:country="none"/>
    </style:style>
    <style:style style:name="T11" style:family="text">
      <style:text-properties fo:language="none" fo:country="none" officeooo:rsid="00087594"/>
    </style:style>
    <style:style style:name="T12" style:family="text">
      <style:text-properties officeooo:rsid="000875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Font_20_Style134">Индивидуальный проект </text:span></text:p>
      <text:p text:style-name="P15"><text:span text:style-name="Font_20_Style134"><text:span text:style-name="T1"/></text:span></text:p>
      <text:p text:style-name="Standard">Требования к отчету по индивидуальному проекту. Рекомендуемая структура отчета:</text:p>
      <text:list xml:id="list3925064433" text:style-name="WW8Num1">
        <text:list-item>
          <text:p text:style-name="P16">Титульный лист с подписями автора и преподавателя;</text:p>
        </text:list-item>
        <text:list-item>
          <text:p text:style-name="P16"/>
        </text:list-item>
      </text:list>
      <text:p text:style-name="Standard"/>
      <text:p text:style-name="P6">В шапке титульного листа указывается:</text:p>
      <text:p text:style-name="P9">Министерство образования и науки Российской Федерации</text:p>
      <text:p text:style-name="P7">Национальный исследовательский ядерный университет «МИФИ»</text:p>
      <text:p text:style-name="P7">ОБНИНСКИЙ ИНСТИТУТ АТОМНОЙ ЭНЕРГЕТИКИ</text:p>
      <text:p text:style-name="P2">Отделение интеллектуальных кибернетических систе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ИНДИВИДУАЛЬНЫЙ ПРОЕКТ</text:p>
      <text:p text:style-name="P1">по дисциплине «Управление данными»</text:p>
      <text:p text:style-name="P1">на тему «<text:span text:style-name="T11">Разработка базы данных для учета БПЛА в Российской Федерации</text:span>»</text:p>
      <text:p text:style-name="P1"/>
      <text:p text:style-name="P1"/>
      <text:p text:style-name="P1"/>
      <text:p text:style-name="P1"/>
      <text:p text:style-name="Standard">Подписи:</text:p>
      <text:p text:style-name="P8">Исполнитель</text:p>
      <text:p text:style-name="P8">студент гр. ИС-Б<text:span text:style-name="T11">17</text:span><text:tab/><text:tab/>__________________<text:tab/><text:span text:style-name="T12">В. Ю</text:span>. <text:span text:style-name="T12">Петренко</text:span></text:p>
      <text:p text:style-name="P8"/>
      <text:p text:style-name="P8">Принял</text:p>
      <text:p text:style-name="P8"><text:span text:style-name="T12">к.ф.-м.н., доцент</text:span><text:tab/><text:tab/>__________________<text:tab/><text:span text:style-name="T12">Б. В. Качанов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Обнинск, <text:span text:style-name="T10">2019</text:span></text:p>
      <text:list xml:id="list170825490772356" text:continue-numbering="true" text:style-name="WW8Num1">
        <text:list-item>
          <text:p text:style-name="P19">Содержание;</text:p>
        </text:list-item>
        <text:list-item>
          <text:p text:style-name="P19">Обозначения и сокращения;</text:p>
        </text:list-item>
      </text:list>
      <text:p text:style-name="P20">Раздел <text:span text:style-name="T4">1. Анализ предметной области</text:span> должен включать в себя:</text:p>
      <text:p text:style-name="P11"/>
      <text:p text:style-name="P11">1) общую характеристику предметной области (предприятия, организации, области деятельности и т.п.);</text:p>
      <text:p text:style-name="P11">2) указание основного пользователя (например, должностного лица) и его задач;</text:p>
      <text:p text:style-name="P10"><text:span text:style-name="T2">3) </text:span><text:span text:style-name="T6">структурную функциональную модель выполнения автоматизируемой задачи пользователя в нотации, близкой к </text:span><text:span text:style-name="T7">IDEF</text:span><text:span text:style-name="T6">0;</text:span></text:p>
      <text:p text:style-name="P11">4) текстовое описание задачи, раскрывающее ее структурную схему;</text:p>
      <text:p text:style-name="P11">5) формы объективного существования информации – информационные объекты, на которые имеются ссылки в структурной модели и в текстовом описании задачи;</text:p>
      <text:p text:style-name="P11">6) требования к базе данных, сформулированные так, чтобы было четко понятно, как описанная задача будет выполняться с применением базы данных;</text:p>
      <text:p text:style-name="P10">7) перечень сущностей и их атрибутов в табличном виде, например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Сущность</text:p>
          </table:table-cell>
          <table:table-cell table:style-name="Таблица1.B1" office:value-type="string">
            <text:p text:style-name="P11">Атрибуты</text:p>
          </table:table-cell>
        </table:table-row>
        <table:table-row table:style-name="Таблица1.1">
          <table:table-cell table:style-name="Таблица1.A1" office:value-type="string">
            <text:p text:style-name="P11">СТУДЕНТ</text:p>
          </table:table-cell>
          <table:table-cell table:style-name="Таблица1.B1" office:value-type="string">
            <text:p text:style-name="P11">Номер студбилета, Фамилия, Имя, отчество, Дата рождения, Пол, домашний адрес</text:p>
          </table:table-cell>
        </table:table-row>
      </table:table>
      <text:p text:style-name="P11"/>
      <text:p text:style-name="P10"/>
      <text:p text:style-name="P22">Раздел <text:span text:style-name="T4">2. Концептуальная модель </text:span>должен содержать диаграмму «сущность-связь» в выбранной нотации с указанием всех сущностей, атрибутов, ключей, связей с указанием названия, мощности и полноты. Схема должна быть нормализована. Реализация связей может быть выполнена на уровне физической модели, но может быть показана и на диаграмме «сущность-связь» (по желанию автора модели)</text:p>
      <text:p text:style-name="P10"/>
      <text:p text:style-name="P10"/>
      <text:p text:style-name="P22">Раздел <text:span text:style-name="T4">3. Физическая модель</text:span> должен содержать таблицы доменов и отношений следующего формата: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0">Атрибут</text:p>
          </table:table-cell>
          <table:table-cell table:style-name="Таблица2.A1" office:value-type="string">
            <text:p text:style-name="P10">Имя поля</text:p>
          </table:table-cell>
          <table:table-cell table:style-name="Таблица2.A1" office:value-type="string">
            <text:p text:style-name="P10">Тип поля</text:p>
          </table:table-cell>
          <table:table-cell table:style-name="Таблица2.A1" office:value-type="string">
            <text:p text:style-name="P10">Ограничения</text:p>
          </table:table-cell>
          <table:table-cell table:style-name="Таблица2.E1" office:value-type="string">
            <text:p text:style-name="P10">Роль атрибута</text:p>
          </table:table-cell>
        </table:table-row>
        <table:table-row table:style-name="Таблица2.1">
          <table:table-cell table:style-name="Таблица2.A1" office:value-type="string">
            <text:p text:style-name="P10">Номер студбилета</text:p>
          </table:table-cell>
          <table:table-cell table:style-name="Таблица2.A1" office:value-type="string">
            <text:p text:style-name="P12">ID_Student</text:p>
          </table:table-cell>
          <table:table-cell table:style-name="Таблица2.A1" office:value-type="string">
            <text:p text:style-name="P12">Integer</text:p>
          </table:table-cell>
          <table:table-cell table:style-name="Таблица2.A1" office:value-type="string">
            <text:p text:style-name="P12">Not Null, &gt;0</text:p>
          </table:table-cell>
          <table:table-cell table:style-name="Таблица2.E1" office:value-type="string">
            <text:p text:style-name="P10">Первичный ключ</text:p>
          </table:table-cell>
        </table:table-row>
        <table:table-row table:style-name="Таблица2.1">
          <table:table-cell table:style-name="Таблица2.A1" office:value-type="string">
            <text:p text:style-name="P10">Год рождения</text:p>
          </table:table-cell>
          <table:table-cell table:style-name="Таблица2.A1" office:value-type="string">
            <text:p text:style-name="P12">Birthday_Year</text:p>
          </table:table-cell>
          <table:table-cell table:style-name="Таблица2.A1" office:value-type="string">
            <text:p text:style-name="P12">Integer</text:p>
          </table:table-cell>
          <table:table-cell table:style-name="Таблица2.A1" office:value-type="string">
            <text:p text:style-name="P10"><text:span text:style-name="T3">[</text:span>1900<text:span text:style-name="T3">; </text:span>текущий год<text:span text:style-name="T3">]</text:span></text:p>
          </table:table-cell>
          <table:table-cell table:style-name="Таблица2.E1" office:value-type="string">
            <text:p text:style-name="P13"/>
          </table:table-cell>
        </table:table-row>
        <table:table-row table:style-name="Таблица2.1">
          <table:table-cell table:style-name="Таблица2.A1" office:value-type="string">
            <text:p text:style-name="P10">Шифр группы</text:p>
          </table:table-cell>
          <table:table-cell table:style-name="Таблица2.A1" office:value-type="string">
            <text:p text:style-name="P12">ID_Group</text:p>
          </table:table-cell>
          <table:table-cell table:style-name="Таблица2.A1" office:value-type="string">
            <text:p text:style-name="P10"><text:span text:style-name="T3">Char </text:span>(10)</text:p>
          </table:table-cell>
          <table:table-cell table:style-name="Таблица2.A1" office:value-type="string">
            <text:p text:style-name="P10"><text:span text:style-name="T3">CCC</text:span>-<text:span text:style-name="T3">XNN</text:span>, где <text:span text:style-name="T3">C</text:span> – символ, <text:span text:style-name="T3">X</text:span> – символ ‘Б’, ‘С’, ‘М’, <text:span text:style-name="T3">N</text:span> - цифра</text:p>
          </table:table-cell>
          <table:table-cell table:style-name="Таблица2.E1" office:value-type="string">
            <text:p text:style-name="P10">Внешний ключ</text:p>
          </table:table-cell>
        </table:table-row>
      </table:table>
      <text:p text:style-name="P10"/>
      <text:p text:style-name="Standard"><text:span text:style-name="T5">Раздел </text:span><text:span text:style-name="T8">4. Триггеры целостности и встроенные процедуры</text:span><text:span text:style-name="T5"> должен содержать коды соответствующих элементов или скриншоты их организации в используемой средстве разработки</text:span></text:p>
      <text:p text:style-name="P4"/>
      <text:p text:style-name="P3"><text:span text:style-name="T5">Раздел </text:span><text:span text:style-name="T8">5. Архитектура и пользовательский интерфейс </text:span><text:span text:style-name="T5">должен содержать описание архитектуры БД, представленной в виде структурной схемы использованного и созданного программного обеспечения, и основные скриншоты пользовательского интерфейса БД</text:span></text:p>
      <text:p text:style-name="P14"/>
      <text:p text:style-name="P3"/>
      <text:p text:style-name="P20">В <text:span text:style-name="T4">Списке использованных источников </text:span>приводятся все литературные источники, включая источники информации, использованные при анализе предметной области. На каждый источник в тексте отчета должна быть ссылка.</text:p>
      <text:p text:style-name="P3"/>
      <text:p text:style-name="P3"/>
      <text:p text:style-name="P20">В <text:span text:style-name="T4">Приложении </text:span>приводятся дополнительные материалы, полученные в ходе обследования предметной области, а также программные коды (<text:span text:style-name="T3">SQL - </text:span><text:span text:style-name="T9">запросы</text:span>)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nos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orphans="2" fo:widows="2" fo:text-indent="0.7cm" style:auto-text-indent="false" style:text-autospace="ideograph-alpha"/>
      <style:text-properties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Style23" style:family="paragraph" style:parent-style-name="Standard"/>
    <style:style style:name="_20_Знак_20_Знак_20_Знак_20_Знак" style:display-name=" Знак Знак Знак Знак" style:family="paragraph" style:parent-style-name="Standard">
      <style:paragraph-properties fo:margin-left="0cm" fo:margin-right="0cm" fo:margin-top="0cm" fo:margin-bottom="0.282cm" loext:contextual-spacing="false" fo:line-height="0.423cm" fo:text-align="justify" style:justify-single-word="false" fo:orphans="2" fo:widows="2" fo:text-indent="1.251cm" style:auto-text-indent="false" fo:keep-with-next="always" style:text-autospace="ideograph-alpha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color="#000000" fo:letter-spacing="-0.004cm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ont_20_Style134" style:display-name="Font Style134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5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VK</meta:initial-creator>
    <meta:creation-date>2017-09-07T07:47:00</meta:creation-date>
    <dc:date>2019-10-30T17:08:24.187735326</dc:date>
    <meta:editing-cycles>8</meta:editing-cycles>
    <meta:editing-duration>PT28M7S</meta:editing-duration>
    <meta:generator>LibreOffice/6.2.6.2$Linux_X86_64 LibreOffice_project/20$Build-2</meta:generator>
    <meta:document-statistic meta:table-count="2" meta:image-count="0" meta:object-count="0" meta:page-count="9" meta:paragraph-count="57" meta:word-count="392" meta:character-count="3032" meta:non-whitespace-character-count="2694"/>
  </office:meta>
</office:document-meta>
</file>